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519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721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8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097cm" fo:min-width="0cm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89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opacity="100%" draw:textarea-horizontal-align="justify" draw:textarea-vertical-align="middle" draw:auto-grow-height="false" fo:min-height="10.037cm" fo:min-width="17.788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6.051cm"/>
    </style:style>
    <style:style style:name="gr14" style:family="graphic" style:parent-style-name="standard">
      <style:graphic-properties draw:fill="none" draw:opacity="100%" draw:textarea-horizontal-align="justify" draw:textarea-vertical-align="middle" draw:auto-grow-height="false" fo:min-height="5.465cm" fo:min-width="6.4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6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0.639cm" fo:min-width="4.8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6.989cm" fo:min-width="6.485cm"/>
    </style:style>
    <style:style style:name="gr23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25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27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32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33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37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style:text-properties fo:font-size="12pt"/>
    </style:style>
    <style:style style:name="P16" style:family="paragraph">
      <style:text-properties fo:font-size="10pt"/>
    </style:style>
    <style:style style:name="P17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1" draw:id="id1" draw:layer="layout" svg:width="8.495cm" svg:height="3.769cm" svg:x="1.141cm" svg:y="3.413cm">
          <draw:text-box>
            <text:p><text:span text:style-name="T4">NhatKyPhongIn</text:span></text:p>
            <text:list text:style-name="L1">
              <text:list-item>
                <text:p text:style-name="P5"><text:span text:style-name="T5">GomNhatKyNgay(List&lt;NhatKyNgay&gt;)</text:span></text:p>
              </text:list-item>
              <text:list-item>
                <text:p><text:span text:style-name="T1">TenNhatKy (string)</text:span></text:p>
              </text:list-item>
              <text:list-item>
                <text:p><text:span text:style-name="T1">TuNgay: Date</text:span></text:p>
              </text:list-item>
              <text:list-item>
                <text:p><text:span text:style-name="T1">DenNgay: Date</text:span></text:p>
              </text:list-item>
              <text:list-item>
                <text:p><text:span text:style-name="T1">DaKetThuc: boolean</text:span></text:p>
              </text:list-item>
            </text:list>
            <text:p><text:span text:style-name="T1"/></text:p>
          </draw:text-box>
        </draw:frame>
        <draw:frame draw:style-name="gr6" draw:text-style-name="P6" xml:id="id2" draw:id="id2" draw:layer="layout" svg:width="9.384cm" svg:height="2.971cm" svg:x="1.762cm" svg:y="7.731cm">
          <draw:text-box>
            <text:p><text:span text:style-name="T4">NhatKyNgay</text:span></text:p>
            <text:list text:style-name="L1">
              <text:list-item>
                <text:p><text:span text:style-name="T1">Ngay</text:span></text:p>
              </text:list-item>
              <text:list-item>
                <text:p><text:span text:style-name="T1">GomNhatKyBaiIn(List&lt;NhatKyBaiIn&gt;)</text:span></text:p>
              </text:list-item>
              <text:list-item>
                <text:p><text:span text:style-name="T1">ThoiGianTao: DateTime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7" draw:text-style-name="P7" xml:id="id3" draw:id="id3" draw:layer="layout" svg:width="7.331cm" svg:height="6.039cm" svg:x="3.54cm" svg:y="11.979cm">
          <draw:text-box>
            <text:p text:style-name="P5"><text:span text:style-name="T6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GomBaiIn (List&lt;BaiIn&gt;)</text:span></text:p>
              </text:list-item>
              <text:list-item>
                <text:p><text:span text:style-name="T1">SoClickDaIn (integer)</text:span></text:p>
              </text:list-item>
              <text:list-item>
                <text:p><text:span text:style-name="T1">GomSoTrangThu(integer)</text:span></text:p>
              </text:list-item>
              <text:list-item>
                <text:p><text:span text:style-name="T1">GomSoTrangHong (Integer)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</text:list>
            <text:p><text:span text:style-name="T1"/></text:p>
          </draw:text-box>
        </draw:frame>
        <draw:frame draw:style-name="gr8" draw:text-style-name="P6" xml:id="id6" draw:id="id6" draw:layer="layout" svg:width="4.318cm" svg:height="3.495cm" svg:x="15.224cm" svg:y="4.363cm">
          <draw:text-box>
            <text:p><text:span text:style-name="T4">ThoIn</text:span></text:p>
            <text:list text:style-name="L1">
              <text:list-item>
                <text:p text:style-name="P5"><text:span text:style-name="T5">Ten</text:span></text:p>
              </text:list-item>
              <text:list-item>
                <text:p text:style-name="P5"><text:span text:style-name="T5">Ho</text:span></text:p>
              </text:list-item>
              <text:list-item>
                <text:p text:style-name="P5"><text:span text:style-name="T5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9" draw:text-style-name="P6" xml:id="id5" draw:id="id5" draw:layer="layout" svg:width="3.81cm" svg:height="2.347cm" svg:x="14.97cm" svg:y="10.017cm">
          <draw:text-box>
            <text:p><text:span text:style-name="T4">MayIn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</text:list>
            <text:p><text:span text:style-name="T1"/></text:p>
          </draw:text-box>
        </draw:frame>
        <draw:frame draw:style-name="gr10" draw:text-style-name="P7" xml:id="id4" draw:id="id4" draw:layer="layout" svg:width="7.493cm" svg:height="6.039cm" svg:x="12.811cm" svg:y="19.034cm">
          <draw:text-box>
            <text:p text:style-name="P5"><text:span text:style-name="T6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SoTrangA4CanIn (integer)</text:span></text:p>
              </text:list-item>
              <text:list-item>
                <text:p><text:span text:style-name="T1">SoTrangA4BuHao (integer)</text:span></text:p>
              </text:list-item>
              <text:list-item>
                <text:p><text:span text:style-name="T1">KieuMatIn (Integer)</text:span></text:p>
              </text:list-item>
              <text:list-item>
                <text:p><text:span text:style-name="T1">MucUuTien (integer)</text:span></text:p>
              </text:list-item>
              <text:list-item>
                <text:p><text:span text:style-name="T1">DuongDanFile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9.636cm" svg:y1="5.297cm" svg:x2="11.146cm" svg:y2="9.216cm" draw:start-shape="id1" draw:start-glue-point="1" draw:end-shape="id2" draw:end-glue-point="1" svg:d="M9636 5297h2011v3919h-501" svg:viewBox="0 0 2012 3920">
          <text:p/>
        </draw:connector>
        <draw:connector draw:style-name="gr11" draw:text-style-name="P8" draw:layer="layout" svg:x1="1.762cm" svg:y1="9.216cm" svg:x2="3.54cm" svg:y2="14.998cm" draw:start-shape="id2" draw:start-glue-point="3" draw:end-shape="id3" draw:end-glue-point="3" svg:d="M1762 9216h-501v5782h2279" svg:viewBox="0 0 2280 5783">
          <text:p/>
        </draw:connector>
        <draw:connector draw:style-name="gr11" draw:text-style-name="P8" draw:layer="layout" svg:x1="12.811cm" svg:y1="22.053cm" svg:x2="7.205cm" svg:y2="18.018cm" draw:start-shape="id4" draw:start-glue-point="3" draw:end-shape="id3" draw:end-glue-point="2" svg:d="M12811 22053h-5606v-4035" svg:viewBox="0 0 5607 4036">
          <text:p/>
        </draw:connector>
        <draw:connector draw:style-name="gr11" draw:text-style-name="P8" draw:layer="layout" svg:x1="14.97cm" svg:y1="11.19cm" svg:x2="10.871cm" svg:y2="14.998cm" draw:start-shape="id5" draw:start-glue-point="3" draw:end-shape="id3" svg:d="M14970 11190h-2049v3808h-2050" svg:viewBox="0 0 4100 3809">
          <text:p/>
        </draw:connector>
        <draw:connector draw:style-name="gr11" draw:text-style-name="P8" draw:layer="layout" svg:x1="15.224cm" svg:y1="6.11cm" svg:x2="10.871cm" svg:y2="14.998cm" draw:start-shape="id6" draw:start-glue-point="3" draw:end-shape="id3" draw:end-glue-point="1" svg:d="M15224 6110h-2176v8888h-2177" svg:viewBox="0 0 4354 8889">
          <text:p/>
        </draw:connector>
      </draw:page>
      <draw:page draw:name="page3" draw:style-name="dp1" draw:master-page-name="Default">
        <draw:custom-shape draw:style-name="gr12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551cm" svg:height="0.725cm" svg:x="1.254cm" svg:y="2.905cm">
          <draw:text-box>
            <text:p><text:span text:style-name="T7">Quản lý Nhật ký phòng In</text:span></text:p>
          </draw:text-box>
        </draw:frame>
        <draw:custom-shape draw:style-name="gr14" draw:text-style-name="P9" draw:layer="layout" svg:width="6.985cm" svg:height="5.715cm" svg:x="1.635cm" svg:y="5.318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3.004cm" svg:height="0.962cm" svg:x="1.679cm" svg:y="5.445cm">
          <draw:text-box>
            <text:p><text:span text:style-name="T7">DS Nhật Ký </text:span></text:p>
          </draw:text-box>
        </draw:frame>
        <draw:frame draw:style-name="gr15" draw:text-style-name="P11" draw:layer="layout" svg:width="3.144cm" svg:height="0.962cm" svg:x="5.616cm" svg:y="4.429cm">
          <draw:text-box>
            <text:p><text:span text:style-name="T8">Thêm Nhật ký</text:span></text:p>
          </draw:text-box>
        </draw:frame>
        <draw:frame draw:style-name="gr15" draw:text-style-name="P10" draw:layer="layout" svg:width="5.527cm" svg:height="0.962cm" svg:x="8.918cm" svg:y="5.191cm">
          <draw:text-box>
            <text:p><text:span text:style-name="T7">(chi tiết một nhật ký ở đây)</text:span></text:p>
          </draw:text-box>
        </draw:frame>
        <draw:custom-shape draw:style-name="gr16" draw:text-style-name="P9" draw:layer="layout" svg:width="2.54cm" svg:height="0.889cm" svg:x="9.636cm" svg:y="12.811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9.763cm" svg:y="12.865cm">
          <draw:text-box>
            <text:p text:style-name="P1"><text:span text:style-name="T7">Đóng</text:span></text:p>
          </draw:text-box>
        </draw:frame>
        <draw:frame draw:style-name="gr18" draw:text-style-name="P4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18" draw:text-style-name="P14" draw:layer="layout" svg:width="5.874cm" svg:height="0.962cm" svg:x="6.715cm" svg:y="0.927cm">
          <draw:text-box>
            <text:p text:style-name="P13"><text:span text:style-name="T9">Nhật ký phòng in</text:span></text:p>
          </draw:text-box>
        </draw:frame>
      </draw:page>
      <draw:page draw:name="page4" draw:style-name="dp1" draw:master-page-name="Default">
        <draw:custom-shape draw:style-name="gr12" draw:text-style-name="P9" draw:layer="layout" svg:width="18.288cm" svg:height="10.287cm" svg:x="1.127cm" svg:y="3.66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551cm" svg:height="0.725cm" svg:x="1.254cm" svg:y="2.905cm">
          <draw:text-box>
            <text:p><text:span text:style-name="T7">Thêm Nhật ký phòng In</text:span></text:p>
          </draw:text-box>
        </draw:frame>
        <draw:frame draw:style-name="gr15" draw:text-style-name="P10" draw:layer="layout" svg:width="5.527cm" svg:height="0.962cm" svg:x="2.397cm" svg:y="4.864cm">
          <draw:text-box>
            <text:p><text:span text:style-name="T7">(chi tiết một nhật ký ở đây)</text:span></text:p>
          </draw:text-box>
        </draw:frame>
        <draw:custom-shape draw:style-name="gr16" draw:text-style-name="P9" draw:layer="layout" svg:width="2.54cm" svg:height="0.889cm" svg:x="11.287cm" svg:y="12.557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11.414cm" svg:y="12.611cm">
          <draw:text-box>
            <text:p text:style-name="P1"><text:span text:style-name="T7">Lưu</text:span></text:p>
          </draw:text-box>
        </draw:frame>
        <draw:custom-shape draw:style-name="gr16" draw:text-style-name="P9" draw:layer="layout" svg:width="2.54cm" svg:height="0.889cm" svg:x="8.239cm" svg:y="12.557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8.366cm" svg:y="12.611cm">
          <draw:text-box>
            <text:p text:style-name="P1"><text:span text:style-name="T7">Hủy</text:span></text:p>
          </draw:text-box>
        </draw:frame>
        <draw:frame draw:style-name="gr18" draw:text-style-name="P4" draw:layer="layout" svg:width="5.874cm" svg:height="0.962cm" svg:x="0.841cm" svg:y="0.927cm">
          <draw:text-box>
            <text:p><text:span text:style-name="T3">Thiết kế giao diện</text:span></text:p>
          </draw:text-box>
        </draw:frame>
        <draw:frame draw:style-name="gr18" draw:text-style-name="P14" draw:layer="layout" svg:width="5.874cm" svg:height="0.962cm" svg:x="6.715cm" svg:y="0.927cm">
          <draw:text-box>
            <text:p text:style-name="P13"><text:span text:style-name="T9">Nhật ký phòng in</text:span></text:p>
          </draw:text-box>
        </draw:frame>
      </draw:page>
      <draw:page draw:name="page5" draw:style-name="dp1" draw:master-page-name="Default">
        <draw:custom-shape draw:style-name="gr12" draw:text-style-name="P9" draw:layer="layout" svg:width="18.288cm" svg:height="10.287cm" svg:x="1.381cm" svg:y="2.9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334cm" svg:height="0.889cm" svg:x="4.81cm" svg:y="5.245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94cm" svg:height="0.962cm" svg:x="2.149cm" svg:y="3.667cm">
          <draw:text-box>
            <text:p><text:span text:style-name="T7">Nhật ký phòng in</text:span></text:p>
          </draw:text-box>
        </draw:frame>
        <draw:frame draw:style-name="gr20" draw:text-style-name="P10" draw:layer="layout" svg:width="3.978cm" svg:height="0.962cm" svg:x="5.912cm" svg:y="3.714cm">
          <draw:text-box>
            <text:p><text:span text:style-name="T7">Vd: nhật ký kỳ abc</text:span></text:p>
          </draw:text-box>
        </draw:frame>
        <draw:frame draw:style-name="gr20" draw:text-style-name="P10" draw:layer="layout" svg:width="2.572cm" svg:height="0.962cm" svg:x="2.397cm" svg:y="5.245cm">
          <draw:text-box>
            <text:p><text:span text:style-name="T7">Ngày</text:span></text:p>
          </draw:text-box>
        </draw:frame>
        <draw:frame draw:style-name="gr21" draw:text-style-name="P10" draw:layer="layout" svg:width="2.75cm" svg:height="0.962cm" svg:x="2.651cm" svg:y="6.642cm">
          <draw:text-box>
            <text:p><text:span text:style-name="T7">(…...)</text:span></text:p>
          </draw:text-box>
        </draw:frame>
        <draw:frame draw:style-name="gr18" draw:text-style-name="P4" draw:layer="layout" svg:width="5.874cm" svg:height="0.962cm" svg:x="0.842cm" svg:y="0.928cm">
          <draw:text-box>
            <text:p><text:span text:style-name="T3">Thiết kế giao diện</text:span></text:p>
          </draw:text-box>
        </draw:frame>
        <draw:frame draw:style-name="gr18" draw:text-style-name="P14" draw:layer="layout" svg:width="5.874cm" svg:height="0.962cm" svg:x="6.969cm" svg:y="1.054cm">
          <draw:text-box>
            <text:p text:style-name="P13"><text:span text:style-name="T9">Quản lý Nhật ký ngày</text:span></text:p>
          </draw:text-box>
        </draw:frame>
        <draw:custom-shape draw:style-name="gr16" draw:text-style-name="P9" draw:layer="layout" svg:width="2.54cm" svg:height="0.889cm" svg:x="7.985cm" svg:y="9.89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7.985cm" svg:y="9.763cm">
          <draw:text-box>
            <text:p text:style-name="P1"><text:span text:style-name="T7">Thêm</text:span></text:p>
          </draw:text-box>
        </draw:frame>
        <draw:custom-shape draw:style-name="gr16" draw:text-style-name="P9" draw:layer="layout" svg:width="2.54cm" svg:height="0.889cm" svg:x="8.112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9.128cm" svg:y="11.795cm">
          <draw:text-box>
            <text:p text:style-name="P1"><text:span text:style-name="T7">Đóng</text:span></text:p>
          </draw:text-box>
        </draw:frame>
        <draw:custom-shape draw:style-name="gr22" draw:text-style-name="P9" draw:layer="layout" svg:width="6.985cm" svg:height="7.239cm" svg:x="11.795cm" svg:y="3.667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3.741cm" svg:height="0.962cm" svg:x="11.922cm" svg:y="3.721cm">
          <draw:text-box>
            <text:p><text:span text:style-name="T7">DS nhật ký ngày </text:span></text:p>
          </draw:text-box>
        </draw:frame>
      </draw:page>
      <draw:page draw:name="page6" draw:style-name="dp1" draw:master-page-name="Default">
        <draw:custom-shape draw:style-name="gr23" draw:text-style-name="P9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2.572cm" svg:height="0.962cm" svg:x="2.127cm" svg:y="3.213cm">
          <draw:text-box>
            <text:p text:style-name="P15"><text:span text:style-name="T7">NHẬT KÝ</text:span></text:p>
          </draw:text-box>
        </draw:frame>
        <draw:frame draw:style-name="gr20" draw:text-style-name="P10" draw:layer="layout" svg:width="2.572cm" svg:height="0.962cm" svg:x="7.572cm" svg:y="3.159cm">
          <draw:text-box>
            <text:p text:style-name="P15"><text:span text:style-name="T7">Ngày</text:span></text:p>
          </draw:text-box>
        </draw:frame>
        <draw:frame draw:style-name="gr20" draw:text-style-name="P10" draw:layer="layout" svg:width="2.572cm" svg:height="0.962cm" svg:x="4.937cm" svg:y="3.213cm">
          <draw:text-box>
            <text:p text:style-name="P15"><text:span text:style-name="T7">Tên NK</text:span></text:p>
          </draw:text-box>
        </draw:frame>
        <draw:frame draw:style-name="gr24" draw:text-style-name="P10" draw:layer="layout" svg:width="2.667cm" svg:height="0.962cm" svg:x="9.89cm" svg:y="3.159cm">
          <draw:text-box>
            <text:p text:style-name="P15"><text:span text:style-name="T7">Tên máy In</text:span></text:p>
          </draw:text-box>
        </draw:frame>
        <draw:custom-shape draw:style-name="gr25" draw:text-style-name="P9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26" draw:text-style-name="P10" draw:layer="layout" svg:width="5.108cm" svg:height="0.962cm" svg:x="2.905cm" svg:y="5.88cm">
          <draw:text-box>
            <text:p text:style-name="P15"><text:span text:style-name="T7">DSNK Bai In đang xử lý </text:span></text:p>
          </draw:text-box>
        </draw:frame>
        <draw:frame draw:style-name="gr21" draw:text-style-name="P10" draw:layer="layout" svg:width="4.447cm" svg:height="0.962cm" svg:x="10.398cm" svg:y="5.699cm">
          <draw:text-box>
            <text:p text:style-name="P15"><text:span text:style-name="T7">Chi tiết nhật ký bài in</text:span></text:p>
          </draw:text-box>
        </draw:frame>
        <draw:custom-shape draw:style-name="gr27" draw:text-style-name="P9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224cm" svg:height="0.962cm" svg:x="7.223cm" svg:y="4.81cm">
          <draw:text-box>
            <text:p text:style-name="P15"><text:span text:style-name="T7">Bài In đã xong</text:span></text:p>
          </draw:text-box>
        </draw:frame>
        <draw:frame draw:style-name="gr15" draw:text-style-name="P11" draw:layer="layout" svg:width="4.35cm" svg:height="0.962cm" svg:x="2.524cm" svg:y="4.864cm">
          <draw:text-box>
            <text:p text:style-name="P15"><text:span text:style-name="T8">Thêm Nhật ký Bài In</text:span></text:p>
          </draw:text-box>
        </draw:frame>
        <draw:custom-shape draw:style-name="gr16" draw:text-style-name="P9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2.255cm" svg:height="0.708cm" svg:x="10.398cm" svg:y="11.722cm">
          <draw:text-box>
            <text:p text:style-name="P16"><text:span text:style-name="T10">Xử lý bài in</text:span></text:p>
          </draw:text-box>
        </draw:frame>
        <draw:frame draw:style-name="gr31" draw:text-style-name="P10" draw:layer="layout" svg:width="4.464cm" svg:height="0.725cm" svg:x="2.016cm" svg:y="4.175cm">
          <draw:text-box>
            <text:p text:style-name="P15"><text:span text:style-name="T7">(Tab) Hoạt động in</text:span></text:p>
          </draw:text-box>
        </draw:frame>
        <draw:custom-shape draw:style-name="gr32" draw:text-style-name="P9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5.815cm" svg:height="0.962cm" svg:x="3.921cm" svg:y="17.764cm">
          <draw:text-box>
            <text:p text:style-name="P15"><text:span text:style-name="T7">DSNK Bai In đang chờ vô in</text:span></text:p>
          </draw:text-box>
        </draw:frame>
        <draw:frame draw:style-name="gr35" draw:text-style-name="P10" draw:layer="layout" svg:width="5.218cm" svg:height="0.725cm" svg:x="3.54cm" svg:y="16.404cm">
          <draw:text-box>
            <text:p text:style-name="P15"><text:span text:style-name="T7">(Tab) DS Bài in chơ vô iǹ</text:span></text:p>
          </draw:text-box>
        </draw:frame>
        <draw:frame draw:style-name="gr18" draw:text-style-name="P19" draw:layer="layout" svg:width="5.874cm" svg:height="0.962cm" svg:x="1cm" svg:y="1.054cm">
          <draw:text-box>
            <text:p text:style-name="P18"><text:span text:style-name="T3">Thiết kế giao diện</text:span></text:p>
          </draw:text-box>
        </draw:frame>
        <draw:frame draw:style-name="gr18" draw:text-style-name="P14" draw:layer="layout" svg:width="5.874cm" svg:height="0.962cm" svg:x="6.969cm" svg:y="1.054cm">
          <draw:text-box>
            <text:p text:style-name="P13"><text:span text:style-name="T9">Bảng điều khiển máy in</text:span></text:p>
          </draw:text-box>
        </draw:frame>
        <draw:frame draw:style-name="gr30" draw:text-style-name="P17" draw:layer="layout" svg:width="2.255cm" svg:height="0.708cm" svg:x="10.017cm" svg:y="12.865cm">
          <draw:text-box>
            <text:p text:style-name="P16"><text:span text:style-name="T10">Đóng</text:span></text:p>
          </draw:text-box>
        </draw:frame>
      </draw:page>
      <draw:page draw:name="page7" draw:style-name="dp1" draw:master-page-name="Default">
        <draw:frame draw:style-name="gr36" draw:text-style-name="P10" draw:layer="layout" svg:width="6.818cm" svg:height="0.962cm" svg:x="2.31cm" svg:y="6.134cm">
          <draw:text-box>
            <text:p><text:span text:style-name="T7">Chi tiết bài in</text:span></text:p>
          </draw:text-box>
        </draw:frame>
        <draw:frame draw:style-name="gr18" draw:text-style-name="P4" draw:layer="layout" svg:width="5.874cm" svg:height="0.962cm" svg:x="0.843cm" svg:y="0.928cm">
          <draw:text-box>
            <text:p><text:span text:style-name="T3">Thiết kế giao diện</text:span></text:p>
          </draw:text-box>
        </draw:frame>
        <draw:frame draw:style-name="gr18" draw:text-style-name="P14" draw:layer="layout" svg:width="5.874cm" svg:height="0.962cm" svg:x="6.97cm" svg:y="1.054cm">
          <draw:text-box>
            <text:p text:style-name="P13"><text:span text:style-name="T9">Tạo Nhật ký bài in</text:span></text:p>
          </draw:text-box>
        </draw:frame>
        <draw:frame draw:style-name="gr20" draw:text-style-name="P10" draw:layer="layout" svg:width="3.766cm" svg:height="0.962cm" svg:x="1.762cm" svg:y="2.839cm">
          <draw:text-box>
            <text:p><text:span text:style-name="T7">Tên nhật ký ngày</text:span></text:p>
          </draw:text-box>
        </draw:frame>
        <draw:frame draw:style-name="gr20" draw:text-style-name="P10" draw:layer="layout" svg:width="2.572cm" svg:height="0.962cm" svg:x="5.525cm" svg:y="2.886cm">
          <draw:text-box>
            <text:p><text:span text:style-name="T7">Tex tên</text:span></text:p>
          </draw:text-box>
        </draw:frame>
        <draw:custom-shape draw:style-name="gr23" draw:text-style-name="P9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11.414cm" svg:y="11.722cm">
          <draw:text-box>
            <text:p text:style-name="P1"><text:span text:style-name="T7">Lưu</text:span></text:p>
          </draw:text-box>
        </draw:frame>
        <draw:custom-shape draw:style-name="gr16" draw:text-style-name="P9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8.366cm" svg:y="11.722cm">
          <draw:text-box>
            <text:p text:style-name="P1"><text:span text:style-name="T7">Hủy</text:span></text:p>
          </draw:text-box>
        </draw:frame>
        <draw:custom-shape draw:style-name="gr37" draw:text-style-name="P9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2.653cm" svg:height="0.962cm" svg:x="2.03cm" svg:y="4.229cm">
          <draw:text-box>
            <text:p><text:span text:style-name="T7">Chọn bài in</text:span></text:p>
          </draw:text-box>
        </draw:frame>
      </draw:page>
      <draw:page draw:name="page8" draw:style-name="dp1" draw:master-page-name="Default">
        <draw:frame draw:style-name="gr18" draw:text-style-name="P4" draw:layer="layout" svg:width="5.874cm" svg:height="0.962cm" svg:x="0.844cm" svg:y="0.928cm">
          <draw:text-box>
            <text:p><text:span text:style-name="T3">Thiết kế giao diện</text:span></text:p>
          </draw:text-box>
        </draw:frame>
        <draw:frame draw:style-name="gr18" draw:text-style-name="P14" draw:layer="layout" svg:width="5.874cm" svg:height="0.962cm" svg:x="6.971cm" svg:y="1.054cm">
          <draw:text-box>
            <text:p text:style-name="P13"><text:span text:style-name="T9">Xử lý bài in</text:span></text:p>
          </draw:text-box>
        </draw:frame>
        <draw:frame draw:style-name="gr20" draw:text-style-name="P10" draw:layer="layout" svg:width="2.572cm" svg:height="0.962cm" svg:x="1.763cm" svg:y="2.839cm">
          <draw:text-box>
            <text:p><text:span text:style-name="T7">Tên bài in</text:span></text:p>
          </draw:text-box>
        </draw:frame>
        <draw:frame draw:style-name="gr20" draw:text-style-name="P10" draw:layer="layout" svg:width="2.572cm" svg:height="0.962cm" svg:x="5.526cm" svg:y="2.886cm">
          <draw:text-box>
            <text:p><text:span text:style-name="T7">Tex tên</text:span></text:p>
          </draw:text-box>
        </draw:frame>
        <draw:custom-shape draw:style-name="gr23" draw:text-style-name="P9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11.415cm" svg:y="11.722cm">
          <draw:text-box>
            <text:p text:style-name="P1"><text:span text:style-name="T7">Lưu</text:span></text:p>
          </draw:text-box>
        </draw:frame>
        <draw:custom-shape draw:style-name="gr16" draw:text-style-name="P9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.286cm" svg:height="0.962cm" svg:x="8.367cm" svg:y="11.722cm">
          <draw:text-box>
            <text:p text:style-name="P1"><text:span text:style-name="T7">Hủy</text:span></text:p>
          </draw:text-box>
        </draw:frame>
        <draw:custom-shape draw:style-name="gr37" draw:text-style-name="P9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5.442cm" svg:height="0.962cm" svg:x="2.031cm" svg:y="4.229cm">
          <draw:text-box>
            <text:p><text:span text:style-name="T7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16T19:51:17.367000000</dc:date>
    <meta:editing-duration>PT1H58M56S</meta:editing-duration>
    <meta:editing-cycles>30</meta:editing-cycles>
    <meta:document-statistic meta:object-count="96"/>
  </office:meta>
</office:document-meta>
</file>